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Calibri" svg:font-family="Calibri" style:font-family-generic="swiss"/>
  </office:font-face-decls>
  <office:automatic-styles>
    <style:style style:name="PZERO" style:family="paragraph" style:parent-style-name="Normalny">
      <style:paragraph-properties fo:line-height="0.035cm" text:number-lines="true"/>
    </style:style>
    <style:style style:name="P0" style:family="paragraph" style:parent-style-name="Normalny">
      <style:paragraph-properties fo:widows="0" fo:orphans="0" text:number-lines="true"/>
    </style:style>
    <style:style style:name="P4" style:family="paragraph" style:parent-style-name="Normalny">
      <style:paragraph-properties text:number-lines="true"/>
    </style:style>
    <style:style style:name="P23" style:family="paragraph" style:parent-style-name="Normalny">
      <style:paragraph-properties text:number-lines="true"/>
      <style:text-properties style:language-asian="en" style:country-asian="us" style:letter-kerning="false"/>
    </style:style>
    <style:style style:name="T0" style:family="text">
      <style:text-properties style:font-name="Calibri" fo:font-size="10pt" fo:font-weight="normal" fo:font-style="normal" fo:language="pl" fo:country="pl" style:font-name-asian="Calibri" style:font-size-asian="10pt" style:font-weight-asian="normal" style:font-style-asian="normal" style:language-asian="pl" style:country-asian="pl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4" style:family="text">
      <style:text-properties style:font-name="Calibri" fo:font-size="10pt" fo:font-weight="normal" fo:font-style="normal" fo:language="pl" fo:country="pl" style:font-name-asian="Calibri" style:font-size-asian="10pt" style:font-weight-asian="normal" style:font-style-asian="normal" style:language-asian="en" style:country-asian="us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Table1" style:family="table">
      <style:table-properties table:border-model="collapsing" style:width="16.046cm" table:align="left"/>
    </style:style>
    <style:style style:name="Table1.A" style:family="table-column">
      <style:table-column-properties style:column-width="5.341cm"/>
    </style:style>
    <style:style style:name="Table1.B" style:family="table-column">
      <style:table-column-properties style:column-width="10.705cm"/>
    </style:style>
    <style:style style:name="Table1.1" style:family="table-row">
      <style:table-row-properties style:use-optimal-row-height="true"/>
    </style:style>
    <style:style style:name="Table1.A1" style:family="table-cell">
      <style:table-cell-properties style:vertical-align="top" fo:padding-left="0.191cm" fo:padding-right="0.191cm" fo:border-left="none" fo:border-right="none" fo:border-top="none" fo:border-bottom="0.035cm solid #000000"/>
    </style:style>
    <style:style style:name="Table1.B1" style:family="table-cell">
      <style:table-cell-properties style:vertical-align="top" fo:padding="0.099cm" fo:border-left="none" fo:border-right="none" fo:border-top="none" fo:border-bottom="0.035cm solid #000000"/>
    </style:style>
    <style:style style:name="Table1.2" style:family="table-row">
      <style:table-row-properties style:use-optimal-row-height="true"/>
    </style:style>
    <style:style style:name="Table1.A2" style:family="table-cell">
      <style:table-cell-properties style:vertical-align="top" fo:padding-left="0.191cm" fo:padding-right="0.191cm" fo:border="none"/>
    </style:style>
    <style:style style:name="Table1.B2" style:family="table-cell">
      <style:table-cell-properties style:vertical-align="top" fo:padding="0.099cm" fo:border="none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ela"/>
        <text:sequence-decl text:display-outline-level="0" text:name="Rysunek"/>
        <text:sequence-decl text:display-outline-level="0" text:name="Obraz"/>
        <text:sequence-decl text:display-outline-level="0" text:name="Таблиця"/>
        <text:sequence-decl text:display-outline-level="0" text:name="Малюнок"/>
        <text:sequence-decl text:display-outline-level="0" text:name="Зображення"/>
        <text:sequence-decl text:display-outline-level="0" text:name="Table"/>
        <text:sequence-decl text:display-outline-level="0" text:name="Figure"/>
        <text:sequence-decl text:display-outline-level="0" text:name="Picture"/>
      </text:sequence-decls>
      <text:section text:style-name="Sect3" text:name="Section3">
        <text:p text:style-name="P23"><text:span text:style-name="T14">Data from app by $name</text:span></text:p>
        <text:p text:style-name="P23"/>
        <table:table table:name="Tabela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4"><text:span text:style-name="T0">A</text:span></text:p>
            </table:table-cell>
            <table:table-cell table:style-name="Table1.B1" office:value-type="string">
              <text:p text:style-name="P23"><text:span text:style-name="T14">B</text:span></text:p>
            </table:table-cell>
          </table:table-row>
          <table:table-row table:style-name="Table1.2">
            <table:table-cell table:style-name="Table1.A2" office:value-type="string">
              <text:p text:style-name="P4"><text:span text:style-name="T0">$data.a</text:span></text:p>
            </table:table-cell>
            <table:table-cell table:style-name="Table1.B2" office:value-type="string">
              <text:p text:style-name="P4"><text:span text:style-name="T0">$data.b</text:span></text:p>
            </table:table-cell>
          </table:table-row>
        </table:table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Calibri" svg:font-family="Calibri" style:font-family-generic="swiss"/>
  </office:font-face-decls>
  <office:styles>
    <style:default-style style:family="paragraph">
      <style:paragraph-properties fo:text-align="start" style:tab-stop-distance="1.249cm" fo:widows="2" fo:orphans="2" fo:hyphenation-ladder-count="no-limit"/>
      <style:text-properties fo:hyphenate="true" fo:hyphenation-remain-char-count="2" fo:hyphenation-push-char-count="2" style:font-name="Calibri" fo:font-size="10pt" fo:language="pl" fo:country="pl" style:font-name-asian="Calibri" style:font-size-asian="10pt" style:language-asian="pl" style:country-asian="pl" style:font-name-complex="Times New Roman" style:font-size-complex="10pt" style:language-complex="ar" style:country-complex="sa" style:use-window-font-color="true" style:text-position="0% 100%" style:letter-kerning="true"/>
    </style:default-style>
    <style:style style:name="Normalny" style:display-name="Normalny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fo:hyphenation-ladder-count="no-limit" text:number-lines="false"/>
      <style:text-properties fo:hyphenate="true" fo:hyphenation-remain-char-count="2" fo:hyphenation-push-char-count="2" style:font-name="Calibri" fo:font-size="10pt" fo:font-weight="normal" fo:font-style="normal" fo:language="pl" fo:country="pl" style:font-name-asian="Calibri" style:font-size-asian="10pt" style:font-weight-asian="normal" style:font-style-asian="normal" style:language-asian="pl" style:country-asian="pl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Normalny_2a_" style:display-name="Normalny*" style:family="paragraph" style:parent-style-name="Normalny">
      <style:paragraph-properties fo:margin-bottom="0.353cm" fo:line-height="115%" fo:background-color="transparent" fo:padding-left="0.000cm" fo:padding-right="0.000cm" fo:padding-top="0.000cm" fo:padding-bottom="0.000cm" fo:border-left="none" fo:border-right="none" fo:border-top="none" fo:border-bottom="none" fo:widows="2" fo:orphans="2" text:number-lines="true"/>
      <style:text-properties fo:hyphenate="false" fo:hyphenation-remain-char-count="2" fo:hyphenation-push-char-count="2" fo:font-size="11pt" style:font-size-asian="11pt" style:language-asian="en" style:country-asian="us" style:font-size-complex="11pt" style:letter-kerning="false"/>
    </style:style>
    <style:style style:name="Nagłówek_20_1" style:display-name="Nagłówek 1" style:family="paragraph" style:parent-style-name="Normalny_2a_" style:next-style-name="Normalny_2a_" style:default-outline-level="1">
      <style:paragraph-properties fo:margin-top="0.423cm" fo:margin-bottom="0.106cm" fo:line-height="100%" fo:background-color="transparent" fo:padding-left="0.106cm" fo:padding-right="0.106cm" fo:padding-top="0.106cm" fo:padding-bottom="0.106cm" fo:border-left="none" fo:border-right="none" fo:border-top="none" fo:border-bottom="none" fo:keep-with-next="always" fo:keep-together="always" fo:hyphenation-ladder-count="no-limit" text:number-lines="true"/>
      <style:text-properties fo:hyphenate="true" fo:hyphenation-remain-char-count="2" fo:hyphenation-push-char-count="2" style:font-name="Basic Sans" fo:font-size="18pt" fo:font-weight="bold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 style:letter-kerning="true"/>
    </style:style>
    <style:style style:name="Nagłówek_20_2" style:display-name="Nagłówek 2" style:family="paragraph" style:parent-style-name="Nagłówek_20_1" style:next-style-name="Normalny_2a_" style:default-outline-level="2">
      <style:paragraph-properties text:number-lines="true"/>
      <style:text-properties fo:font-size="16pt" style:font-size-asian="16pt" style:font-size-complex="16pt"/>
    </style:style>
    <style:style style:name="Nagłówek_20_3" style:display-name="Nagłówek 3" style:family="paragraph" style:parent-style-name="Nagłówek_20_2" style:next-style-name="Normalny_2a_" style:default-outline-level="3">
      <style:paragraph-properties text:number-lines="true"/>
      <style:text-properties fo:font-size="14pt" style:font-size-asian="14pt" style:font-size-complex="14pt"/>
    </style:style>
    <style:style style:name="Звичайний" style:display-name="Звичайний" style:family="paragraph" style:parent-style-name="Normalny_2a_">
      <style:paragraph-properties fo:margin-bottom="0.000cm" fo:line-height="100%" fo:hyphenation-ladder-count="no-limit" text:number-lines="true"/>
      <style:text-properties fo:hyphenate="true" fo:hyphenation-remain-char-count="2" fo:hyphenation-push-char-count="2" fo:font-size="10pt" style:font-size-asian="10pt" style:language-asian="pl" style:country-asian="pl" style:font-size-complex="10pt"/>
    </style:style>
    <style:style style:name="Заголовок_20_1" style:display-name="Заголовок 1" style:family="paragraph" style:parent-style-name="Звичайний" style:next-style-name="Звичайний" style:default-outline-level="1">
      <style:paragraph-properties fo:margin-top="0.423cm" fo:margin-bottom="0.106cm" fo:background-color="transparent" fo:padding-left="0.106cm" fo:padding-right="0.106cm" fo:padding-top="0.106cm" fo:padding-bottom="0.106cm" fo:border-left="none" fo:border-right="none" fo:border-top="none" fo:border-bottom="none" fo:keep-with-next="always" fo:keep-together="always" text:number-lines="true"/>
      <style:text-properties style:font-name="Basic Sans" fo:font-size="18pt" fo:font-weight="bold" fo:language="en" fo:country="us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 style:letter-kerning="true"/>
    </style:style>
    <style:style style:name="Заголовок_20_2" style:display-name="Заголовок 2" style:family="paragraph" style:parent-style-name="Заголовок_20_1" style:next-style-name="Звичайний" style:default-outline-level="2">
      <style:paragraph-properties text:number-lines="true"/>
      <style:text-properties fo:font-size="16pt" style:font-size-asian="16pt" style:font-size-complex="16pt"/>
    </style:style>
    <style:style style:name="Заголовок_20_3" style:display-name="Заголовок 3" style:family="paragraph" style:parent-style-name="Заголовок_20_2" style:next-style-name="Звичайний" style:default-outline-level="3">
      <style:paragraph-properties text:number-lines="true"/>
      <style:text-properties fo:font-size="14pt" style:font-size-asian="14pt" style:font-size-complex="14pt"/>
    </style:style>
    <style:style style:name="Normalny" style:display-name="Normalny" style:family="text"/>
    <style:style style:name="Звичайний" style:display-name="Звичайний" style:family="text"/>
    <style:style style:name="Domyślna_20_czcionka_20_akapitu" style:display-name="Domyślna czcionka akapitu" style:family="text"/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36cm" fo:page-height="29.753cm" style:print-orientation="portrait" fo:margin-top="2.499cm" fo:margin-bottom="2.499cm" fo:margin-left="2.499cm" fo:margin-right="2.499cm">
        <style:footnote-sep style:width="0.018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initial-creator>kciuk</meta:initial-creator>
    <meta:creation-date>2021-04-14T07:42:00</meta:creation-date>
    <dc:date>2021-12-30T18:18:25</dc:date>
    <meta:print-date>1970-01-01T01:00:00</meta:print-date>
  </office:meta>
</office:document-meta>
</file>